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9900" draw:marker-start-width="0.321cm" draw:marker-end-width="0.321cm" draw:fill="none" draw:textarea-horizontal-align="justify" draw:textarea-vertical-align="middle" draw:auto-grow-height="false" fo:min-height="2.378cm" fo:min-width="4.32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9900" draw:marker-start-width="0.321cm" draw:marker-end-width="0.321cm" draw:fill="none" draw:textarea-horizontal-align="justify" draw:textarea-vertical-align="middle" draw:auto-grow-height="false" fo:min-height="2.558cm" fo:min-width="4.308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1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style:font-name="Bitstream Vera Sans" fo:font-weight="bold" style:font-weight-asian="bold" style:font-weight-complex="bold"/>
    </style:style>
    <style:style style:name="P2" style:family="paragraph">
      <loext:graphic-properties draw:fill="none"/>
      <style:paragraph-properties fo:text-align="start"/>
      <style:text-properties style:font-name="Bitstream Vera Sans" fo:font-weight="bold" style:font-weight-asian="bold" style:font-weight-complex="bold"/>
    </style:style>
    <style:style style:name="P3" style:family="paragraph">
      <style:text-properties style:font-name="Bitstream Vera Sans"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Bitstream Vera Sans" fo:font-size="14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style:font-name="Bitstream Vera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Bitstream Vera Sans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Bitstream Vera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2cm" svg:height="3cm" svg:x="4.6cm" svg:y="1cm">
          <text:p text:style-name="P1"><text:span text:style-name="T1">Pine</text:span></text:p>
          <text:p text:style-name="P1"><text:span text:style-name="T2">F = </text:span></text:p>
          <text:p text:style-name="P1"><text:span text:style-name="T2">LCC = </text:span></text:p>
          <text:p text:style-name="P1"><text:span text:style-name="T2">DM = </text:span></text:p>
          <text:p text:style-name="P1"><text:span text:style-name="T2">IWV =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cm" svg:height="3cm" svg:x="4.6cm" svg:y="4.8cm">
          <text:p text:style-name="P1"><text:span text:style-name="T1">Transition Forest</text:span></text:p>
          <text:p text:style-name="P1"><text:span text:style-name="T2">F = </text:span></text:p>
          <text:p text:style-name="P1"><text:span text:style-name="T2">LCC =</text:span></text:p>
          <text:p text:style-name="P1"><text:span text:style-name="T2">DM = <text:s/></text:span></text:p>
          <text:p text:style-name="P1"><text:span text:style-name="T2">IWV =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2cm" svg:height="3.2cm" svg:x="4.6cm" svg:y="8.6cm">
          <text:p text:style-name="P1"><text:span text:style-name="T1">Deciduous</text:span></text:p>
          <text:p text:style-name="P1"><text:span text:style-name="T2">F = </text:span></text:p>
          <text:p text:style-name="P1"><text:span text:style-name="T2">LCC = </text:span></text:p>
          <text:p text:style-name="P1"><text:span text:style-name="T2">DM =</text:span></text:p>
          <text:p text:style-name="P1"><text:span text:style-name="T2">IWV = </text:span><text:span text:style-name="T2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cm" svg:height="3cm" svg:x="4.6cm" svg:y="12.8cm">
          <text:p text:style-name="P1"><text:span text:style-name="T1">Oak</text:span></text:p>
          <text:p text:style-name="P1"><text:span text:style-name="T2">F = </text:span></text:p>
          <text:p text:style-name="P1"><text:span text:style-name="T2">LCC =</text:span></text:p>
          <text:p text:style-name="P1"><text:span text:style-name="T2">DM = <text:s/></text:span></text:p>
          <text:p text:style-name="P1"><text:span text:style-name="T2">IWV =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cm" svg:height="3cm" svg:x="4.6cm" svg:y="16.6cm">
          <text:p text:style-name="P1"><text:span text:style-name="T1">Shrubland</text:span></text:p>
          <text:p text:style-name="P1"><text:span text:style-name="T2">F = </text:span></text:p>
          <text:p text:style-name="P1"><text:span text:style-name="T2">LCC =</text:span></text:p>
          <text:p text:style-name="P1"><text:span text:style-name="T2">DM =</text:span></text:p>
          <text:p text:style-name="P1"><text:span text:style-name="T2">IWV = </text:span><text:span text:style-name="T2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cm" svg:height="3cm" svg:x="19cm" svg:y="1cm">
          <text:p text:style-name="P1"><text:span text:style-name="T1">Water/ quarry</text:span></text:p>
          <text:p text:style-name="P1"><text:span text:style-name="T2">F = 0</text:span></text:p>
          <text:p text:style-name="P1"><text:span text:style-name="T2">LCC = inf</text:span></text:p>
          <text:p text:style-name="P1"><text:span text:style-name="T2">DM = 0</text:span></text:p>
          <text:p text:style-name="P1"><text:span text:style-name="T2">IWV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cm" svg:height="3cm" svg:x="19cm" svg:y="4.8cm">
          <text:p text:style-name="P1"><text:span text:style-name="T1">Burnt</text:span></text:p>
          <text:p text:style-name="P1"><text:span text:style-name="T2">F = </text:span></text:p>
          <text:p text:style-name="P1"><text:span text:style-name="T2">LCC = 1</text:span></text:p>
          <text:p text:style-name="P1"><text:span text:style-name="T2">DM = 0</text:span></text:p>
          <text:p text:style-name="P1"><text:span text:style-name="T2">IWV =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0.031cm" svg:height="3.151cm" svg:x="18.669cm" svg:y="17cm">
          <draw:text-box>
            <text:p text:style-name="P3"><text:span text:style-name="T3">F = Fertility</text:span></text:p>
            <text:p text:style-name="P3"><text:span text:style-name="T3">LCC = Land-cover conversion cost</text:span></text:p>
            <text:p text:style-name="P3"><text:span text:style-name="T3">DM = Digestible Matter (fodder)</text:span></text:p>
            <text:p text:style-name="P3"><text:span text:style-name="T3">IWV = Intrinsic wood value</text:span></text:p>
            <text:p text:style-name="P3"><text:span text:style-name="T3"/></text:p>
          </draw:text-box>
        </draw:frame>
        <draw:custom-shape draw:style-name="gr1" draw:text-style-name="P2" draw:layer="layout" svg:width="5.2cm" svg:height="3cm" svg:x="19cm" svg:y="8.6cm">
          <text:p text:style-name="P1"><text:span text:style-name="T1">Wheat field</text:span></text:p>
          <text:p text:style-name="P1"><text:span text:style-name="T2">F = </text:span></text:p>
          <text:p text:style-name="P1"><text:span text:style-name="T2">LCC =</text:span></text:p>
          <text:p text:style-name="P1"><text:span text:style-name="T2">DM = <text:s/></text:span></text:p>
          <text:p text:style-name="P1"><text:span text:style-name="T2">IWV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cm" svg:height="3cm" svg:x="19cm" svg:y="12.8cm">
          <text:p text:style-name="P1"><text:span text:style-name="T1">Barley field</text:span></text:p>
          <text:p text:style-name="P1"><text:span text:style-name="T2">F = </text:span></text:p>
          <text:p text:style-name="P1"><text:span text:style-name="T2">LCC = </text:span></text:p>
          <text:p text:style-name="P1"><text:span text:style-name="T2">DM = <text:s/></text:span></text:p>
          <text:p text:style-name="P1"><text:span text:style-name="T2">IWV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2" draw:layer="backgroundobjects" svg:width="6.453cm" svg:height="1.31cm" svg:x="2.385cm" svg:y="18.30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78cm" svg:height="1.31cm" svg:x="10.473cm" svg:y="18.30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453cm" svg:height="1.31cm" svg:x="20.86cm" svg:y="18.30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43:59.591910990</meta:creation-date>
    <dc:date>2018-04-16T11:30:20.563455922</dc:date>
    <meta:editing-duration>PT13M34S</meta:editing-duration>
    <meta:editing-cycles>5</meta:editing-cycles>
    <meta:generator>LibreOffice/5.1.6.2$Linux_X86_64 LibreOffice_project/10m0$Build-2</meta:generator>
    <meta:document-statistic meta:object-count="33"/>
  </office:meta>
</office:document-meta>
</file>